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sans-serif" fo:font-size="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ein Werdegang:Abitur, Studium RWTH Aachen (6 Semester Maschinenbau)Werdegang zum Koch:-Ausbildung im Seehotel Überfahrt in Rottach-Egern (Beste Abschlussprüfung Bayerns),-3 Monate Restaurant Husarenquartier bei Herbert Brockel ,1 Michelin*, Garde Manger(Commis de Cuisine)-9 Monate Hotel Elisenhof in Mönchengladbach, Garde Manger und Patisserie (Commis deCuisine)-1,5 Jahre Hotel Alpenhof Murnau, Garde Manger und Patisserie ((Thilo Bischoff,Auszeichnung mit 1 Michelin* nach Verlust im Vorjahr) Chef de Partie, Sous Chef) -Sommer- und Wintersaison in der Schweiz, Melchsee Frutt im Hotel Frutt Lodge und Spa,Entremetier (Demis Chef de Partie, Chef de Partie)-6 Monate Kreuzfahrtschiff MS Europa, davon 4 Monate Nachtkoch (Vorbereiten vomFrühstücksbuffet für alle Gäste und Mittagsbuffet fürs Lido Restaurant)Nach der Erfahrung auf dem großen weiten Meer und der vielen, sehr kurzen doch prägendenEindrücke der verschiedenen Kontinente, fühlte ich mich bereit für die große Herausforderung undVerantwortung der Selbstständigkeit. In den Letzten 2,5 Jahren lernte ich dann auch das Clubleben des TCK kennen und habe festgestellt,dass es mich persönlich mehr erfüllt, wenn ich nicht nur für die Gäste koche, sondern auch einengewissen freundschaftlichen Kontakt mit den Gästen pflege und ich dadurch auch mehr auf dieeinzelnen Vorlieben und Wünsche eingehen kann.Nach der großartigen Erfahrung im TCK Frechen Königsdorf und dem Auslaufen meinesPachtvertrages zum 31.12.2019, fühle ich mich wieder bereit für etwas Neues und freue mich aufeine neue Herausforderu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er Wagner</meta:initial-creator>
    <meta:creation-date>2020-05-12T20:13:50.68</meta:creation-date>
    <meta:document-statistic meta:table-count="0" meta:image-count="0" meta:object-count="0" meta:page-count="1" meta:paragraph-count="1" meta:word-count="208" meta:character-count="1565"/>
    <dc:date>2020-05-12T20:18:52.52</dc:date>
    <dc:creator>Oliver Wagner</dc:creator>
    <meta:editing-duration>PT5M5S</meta:editing-duration>
    <meta:editing-cycles>1</meta:editing-cycles>
    <meta:generator>OpenOffice/4.1.2$Win32 OpenOffice.org_project/412m3$Build-9782</meta:generator>
  </office:meta>
</office:document-meta>
</file>